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rationInfo.addParameter( ParameterInfo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rationInfo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Info.set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Info.getImp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Info.Opera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Info.createOperationInfo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peration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ionInfo.setImpact( String imp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rationInfo.OperationInfo( String name , boolean getter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perationInf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ionInfo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Info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Info.setReturnType( String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